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B00000023A9B717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top="0.101cm" fo:margin-bottom="0.101cm" style:contextual-spacing="false" fo:text-align="center" style:justify-single-word="false" fo:text-indent="0cm" style:auto-text-indent="false"/>
      <style:text-properties style:font-name="Arial" fo:font-size="24pt" officeooo:rsid="001b5905" officeooo:paragraph-rsid="001b5905" style:font-size-asian="24pt" style:font-size-complex="24pt"/>
    </style:style>
    <style:style style:name="P2" style:family="paragraph" style:parent-style-name="Standard">
      <style:paragraph-properties fo:margin-left="0cm" fo:margin-top="0.101cm" fo:margin-bottom="0.101cm" style:contextual-spacing="false" fo:text-align="center" style:justify-single-word="false" fo:text-indent="0cm" style:auto-text-indent="false"/>
      <style:text-properties style:font-name="Times New Roman" fo:font-size="15pt" officeooo:rsid="001bc13e" officeooo:paragraph-rsid="001bc13e" style:font-size-asian="15pt" style:font-size-complex="15pt"/>
    </style:style>
    <style:style style:name="P3" style:family="paragraph" style:parent-style-name="Standard">
      <style:paragraph-properties fo:margin-left="0cm" fo:margin-top="0.101cm" fo:margin-bottom="0.101cm" style:contextual-spacing="false" fo:text-align="center" style:justify-single-word="false" fo:text-indent="0cm" style:auto-text-indent="false"/>
      <style:text-properties style:font-name="Times New Roman" fo:font-size="12pt" officeooo:rsid="001b5905" officeooo:paragraph-rsid="001b5905" style:font-size-asian="10.5pt" style:font-size-complex="12pt"/>
    </style:style>
    <style:style style:name="P4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101cm" style:auto-text-indent="false"/>
      <style:text-properties style:font-name="Times New Roman" fo:font-size="14pt" officeooo:rsid="001b5905" officeooo:paragraph-rsid="0027d3e4" style:font-size-asian="14pt" style:font-size-complex="14pt"/>
    </style:style>
    <style:style style:name="P5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Times New Roman" fo:font-size="14pt" officeooo:rsid="001b5905" officeooo:paragraph-rsid="00249375" style:font-size-asian="14pt" style:font-size-complex="14pt"/>
    </style:style>
    <style:style style:name="P6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101cm" style:auto-text-indent="false"/>
      <style:text-properties style:font-name="Times New Roman" fo:font-size="14pt" officeooo:rsid="001b5905" officeooo:paragraph-rsid="00249375" style:font-size-asian="14pt" style:font-size-complex="14pt"/>
    </style:style>
    <style:style style:name="T1" style:family="text">
      <style:text-properties officeooo:rsid="0027d3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1.854cm" svg:y="-1.873cm" svg:width="8.334cm" svg:height="0.926cm" draw:z-index="0"><draw:image xlink:href="Pictures/100000010000013B00000023A9B71767.png" xlink:type="simple" xlink:show="embed" xlink:actuate="onLoad" draw:mime-type="image/png"/></draw:frame>Descritivo</text:p>
      <text:p text:style-name="P2">PROJETO: SIS. GERENCIAMENTO FINANCEIRO</text:p>
      <text:p text:style-name="P3"/>
      <text:p text:style-name="P4"><text:span text:style-name="T1">O</text:span> sistema de gerenciamento financeiro <text:span text:style-name="T1">é </text:span>focado exclusivamente na criação de documentação e relatórios. O sistema deve permitir que os usuários insiram e organizem informações detalhadas por meio de um formulário intuitivo e funcional. </text:p>
      <text:p text:style-name="P4"/>
      <text:p text:style-name="P4">No formulário,o usuário deve preencher os seguintes campos:<text:span text:style-name="T1">a natureza </text:span><text:s/>do Produto,um identificador único chamado NUP e os status correspondentes a cinco etapas do processo(Status 1,Status 2,Status 3,Status 4 e Status 5),onde cada status pode ter opções como 'Concluído','Pendente ' Em andamento'.</text:p>
      <text:p text:style-name="P5"/>
      <text:p text:style-name="P6">Após inserir todas as informações necessárias,o usuário deve contar com um botão para gerar automaticamente <text:span text:style-name="T1">um formulário exibindo todas as informações para o admin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9T08:22:27.727849800</meta:creation-date>
    <dc:date>2025-02-20T11:53:48.143436500</dc:date>
    <meta:editing-duration>PT1H35M49S</meta:editing-duration>
    <meta:editing-cycles>6</meta:editing-cycles>
    <meta:generator>LibreOffice/25.2.0.3$Windows_X86_64 LibreOffice_project/e1cf4a87eb02d755bce1a01209907ea5ddc8f069</meta:generator>
    <meta:document-statistic meta:table-count="0" meta:image-count="1" meta:object-count="0" meta:page-count="1" meta:paragraph-count="5" meta:word-count="104" meta:character-count="744" meta:non-whitespace-character-count="643"/>
  </office:meta>
</office:document-meta>
</file>